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ucida Console" fo:font-size="9pt" style:font-size-asian="9pt"/>
    </style:style>
    <style:style style:name="T1" style:family="text">
      <style:text-properties fo:color="#00bf00" style:font-name="Lucida Console" fo:font-size="9pt" style:font-size-asian="9pt"/>
    </style:style>
    <style:style style:name="T2" style:family="text">
      <style:text-properties fo:color="#bf00bf" style:font-name="Lucida Console" fo:font-size="9pt" style:font-size-asian="9pt"/>
    </style:style>
    <style:style style:name="T3" style:family="text">
      <style:text-properties fo:color="#bfbf00" style:font-name="Lucida Console" fo:font-size="9pt" style:font-size-asian="9pt"/>
    </style:style>
    <style:style style:name="T4" style:family="text">
      <style:text-properties style:use-window-font-color="true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DELL@DESKTOP-P0VIL0S </text:span><text:span text:style-name="T2">MINGW64 </text:span><text:span text:style-name="T3">~</text:span></text:p>
      <text:p text:style-name="Standard"><text:span text:style-name="T4">$ git config -- global user.name "Advitya Dhir"</text:span></text:p>
      <text:p text:style-name="Standard"><text:span text:style-name="T4">fatal: not in a git directory</text:span></text:p>
      <text:p text:style-name="P1"/>
      <text:p text:style-name="Standard"><text:span text:style-name="T1">DELL@DESKTOP-P0VIL0S </text:span><text:span text:style-name="T2">MINGW64 </text:span><text:span text:style-name="T3">~</text:span></text:p>
      <text:p text:style-name="Standard"><text:span text:style-name="T4">$ pwd</text:span></text:p>
      <text:p text:style-name="Standard"><text:span text:style-name="T4">/c/Users/DELL</text:span></text:p>
      <text:p text:style-name="P1"/>
      <text:p text:style-name="Standard"><text:span text:style-name="T1">DELL@DESKTOP-P0VIL0S </text:span><text:span text:style-name="T2">MINGW64 </text:span><text:span text:style-name="T3">~</text:span></text:p>
      <text:p text:style-name="Standard"><text:span text:style-name="T4">$ git config --global user.name "Advitya Dhir"</text:span></text:p>
      <text:p text:style-name="P1"/>
      <text:p text:style-name="Standard"><text:span text:style-name="T1">DELL@DESKTOP-P0VIL0S </text:span><text:span text:style-name="T2">MINGW64 </text:span><text:span text:style-name="T3">~</text:span></text:p>
      <text:p text:style-name="Standard"><text:span text:style-name="T4">$ git config --global user.email "namya1206.nd@gmail.com"</text:span></text:p>
      <text:p text:style-name="P1"/>
      <text:p text:style-name="Standard"><text:span text:style-name="T1">DELL@DESKTOP-P0VIL0S </text:span><text:span text:style-name="T2">MINGW64 </text:span><text:span text:style-name="T3">~</text:span></text:p>
      <text:p text:style-name="Standard"><text:span text:style-name="T4">$ mkdir myRecipies</text:span></text:p>
      <text:p text:style-name="P1"/>
      <text:p text:style-name="Standard"><text:span text:style-name="T1">DELL@DESKTOP-P0VIL0S </text:span><text:span text:style-name="T2">MINGW64 </text:span><text:span text:style-name="T3">~</text:span></text:p>
      <text:p text:style-name="Standard"><text:span text:style-name="T4">$ cd myRecipies/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lone https://github.com/rupin whitehatjr./Aloo-parantha.git</text:span></text:p>
      <text:p text:style-name="Standard"><text:span text:style-name="T4">fatal: could not create leading directories of 'whitehatjr./Aloo-parantha.git': Invalid argument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<text:s/>git clone https://github.com/rupin whitehatjr./Aloo-parantha.git</text:span></text:p>
      <text:p text:style-name="Standard"><text:span text:style-name="T4">fatal: could not create leading directories of 'whitehatjr./Aloo-parantha.git': Invalid argument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<text:s/>git clone https://github.com/rupin whitehatjr./Aloo-parantha.git</text:span></text:p>
      <text:p text:style-name="Standard"><text:span text:style-name="T4">fatal: could not create leading directories of 'whitehatjr./Aloo-parantha.git': Invalid argument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lone https://github.com/rupinwhitehatjr./Aloo-parantha.git</text:span></text:p>
      <text:p text:style-name="Standard"><text:span text:style-name="T4">Cloning into 'Aloo-parantha'...</text:span></text:p>
      <text:p text:style-name="Standard"><text:span text:style-name="T4">Logon failed, use ctrl+c to cancel basic credential prompt.</text:span></text:p>
      <text:p text:style-name="Standard"><text:span text:style-name="T4">remote: Invalid username or password.</text:span></text:p>
      <text:p text:style-name="Standard"><text:span text:style-name="T4">fatal: Authentication failed for 'https://github.com/rupinwhitehatjr./Aloo-parantha.git/'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lone https://github.com/rupinwhitehatjr./Aloo-parantha.git</text:span></text:p>
      <text:p text:style-name="Standard"><text:span text:style-name="T4">Cloning into 'Aloo-parantha'...</text:span></text:p>
      <text:p text:style-name="Standard"><text:span text:style-name="T4">Logon failed, use ctrl+c to cancel basic credential prompt.</text:span></text:p>
      <text:p text:style-name="Standard"><text:span text:style-name="T4">remote: Invalid username or password.</text:span></text:p>
      <text:p text:style-name="Standard"><text:span text:style-name="T4">fatal: Authentication failed for 'https://github.com/rupinwhitehatjr./Aloo-parantha.git/'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lone https://github.com/rupinwhitehatjr./Aloo-parantha.git</text:span></text:p>
      <text:p text:style-name="Standard"><text:span text:style-name="T4">Cloning into 'Aloo-parantha'...</text:span></text:p>
      <text:p text:style-name="Standard"><text:span text:style-name="T4">Logon failed, use ctrl+c to cancel basic credential prompt.</text:span></text:p>
      <text:p text:style-name="Standard"><text:span text:style-name="T4">error: unable to read askpass response from 'C:/Program Files/Git/mingw64/libexec/git-core/git-gui--askpass'</text:span></text:p>
      <text:p text:style-name="Standard"><text:span text:style-name="T4">Username for 'https://github.com'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4">error: unable to read askpass response from 'C:/Program Files/Git/mingw64/libexec/git-core/git-gui--askpass'</text:span></text:p>
      <text:p text:style-name="Standard"><text:span text:style-name="T4">Password for 'https://github.com':</text:span></text:p>
      <text:p text:style-name="Standard"><text:span text:style-name="T4">remote: Repository not found.</text:span></text:p>
      <text:p text:style-name="Standard"><text:span text:style-name="T4">fatal: Authentication failed for 'https://github.com/rupinwhitehatjr./Aloo-parantha.git/'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oft-page-break/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lone https://github.com/rupinwhitehatjr./Aloo-parantha.git</text:span></text:p>
      <text:p text:style-name="Standard"><text:span text:style-name="T4">Cloning into 'Aloo-parantha'...</text:span></text:p>
      <text:p text:style-name="Standard"><text:span text:style-name="T4">Logon failed, use ctrl+c to cancel basic credential prompt.</text:span></text:p>
      <text:p text:style-name="Standard"><text:span text:style-name="T4">error: unable to read askpass response from 'C:/Program Files/Git/mingw64/libexec/git-core/git-gui--askpass'</text:span></text:p>
      <text:p text:style-name="Standard"><text:span text:style-name="T4">Username for 'https://github.com':</text:span></text:p>
      <text:p text:style-name="P1"/>
      <text:p text:style-name="Standard"><text:span text:style-name="T4">error: unable to read askpass response from 'C:/Program Files/Git/mingw64/libexec/git-core/git-gui--askpass'</text:span></text:p>
      <text:p text:style-name="Standard"><text:soft-page-break/><text:span text:style-name="T4">Password for 'https://github.com':</text:span></text:p>
      <text:p text:style-name="Standard"><text:span text:style-name="T4">remote: Repository not found.</text:span></text:p>
      <text:p text:style-name="Standard"><text:span text:style-name="T4">fatal: Authentication failed for 'https://github.com/rupinwhitehatjr./Aloo-parantha.git/'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lone https://github.com/rupinwhitehatjr./Aloo-parantha.git</text:span></text:p>
      <text:p text:style-name="Standard"><text:span text:style-name="T4">Cloning into 'Aloo-parantha'...</text:span></text:p>
      <text:p text:style-name="Standard"><text:span text:style-name="T4">Logon failed, use ctrl+c to cancel basic credential prompt.</text:span></text:p>
      <text:p text:style-name="Standard"><text:span text:style-name="T4">remote: Invalid username or password.</text:span></text:p>
      <text:p text:style-name="Standard"><text:span text:style-name="T4">fatal: Authentication failed for 'https://github.com/rupinwhitehatjr./Aloo-parantha.git/'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lone https://github.com/rupinwhitehatjr./Aloo-parantha.git</text:span></text:p>
      <text:p text:style-name="Standard"><text:span text:style-name="T4">Cloning into 'Aloo-parantha'...</text:span></text:p>
      <text:p text:style-name="Standard"><text:span text:style-name="T4">remote: Repository not found.</text:span></text:p>
      <text:p text:style-name="Standard"><text:span text:style-name="T4">fatal: repository 'https://github.com/rupinwhitehatjr./Aloo-parantha.git/' not found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cd Aloo-parantha/</text:span></text:p>
      <text:p text:style-name="Standard"><text:span text:style-name="T4">bash: cd: Aloo-parantha/: No such file or directory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ingrdients- 1. Boiled 2 potatoes , 2. 1 chopped onion , 3. 2 chopped green chillies , 4. 2 inch half teaspoon of ginger , 5. Add 1 teaspoon corriander powder , 6. 1 teaspoon garam masala , 7. 1/2 teaspoon degi mirch , 8. 1/2 teaspoon pudina powder , 9. Salt to taste , 10. Add all the ingredients in a bowl and mix it well , 11. Make dough ofwheat flour and stuff the mixture in the dough , 12. Now make parantha on a hot tawa , 13. The parantha is ready , 14. Now serve it with putting butter on it</text:span></text:p>
      <text:p text:style-name="Standard"><text:span text:style-name="T4">bash: ingrdients-: command not found</text:span></text:p>
      <text:p text:style-name="P1"/>
      <text:p text:style-name="Standard"><text:span text:style-name="T1">DELL@DESKTOP-P0VIL0S </text:span><text:span text:style-name="T2">MINGW64 </text:span><text:span text:style-name="T3">~/myRecipies</text:span></text:p>
      <text:p text:style-name="Standard"><text:span text:style-name="T4">$ git config -- global user.name "Advitya Dhir"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31T23:27:47.631000000</meta:creation-date>
    <dc:date>2020-10-31T23:29:01.815000000</dc:date>
    <meta:editing-duration>PT1M16S</meta:editing-duration>
    <meta:editing-cycles>1</meta:editing-cycles>
    <meta:generator>LibreOffice/6.4.5.2$Windows_X86_64 LibreOffice_project/a726b36747cf2001e06b58ad5db1aa3a9a1872d6</meta:generator>
    <meta:document-statistic meta:table-count="0" meta:image-count="0" meta:object-count="0" meta:page-count="4" meta:paragraph-count="150" meta:word-count="615" meta:character-count="5807" meta:non-whitespace-character-count="5346"/>
  </office:meta>
</office:document-meta>
</file>